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12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81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292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49999999999999989">
            <text:p>−0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rl-2160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1919">
            <text:p>1919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2355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3730">
            <text:p>37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311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82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3880">
            <text:p>388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308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83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4555">
            <text:p>455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0</text:p>
          </table:table-cell>
          <table:table-cell table:style-name="ACE-0" office:value-type="float" office:value="54.159999999999997">
            <text:p>54.16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5035">
            <text:p>503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5">
            <text:p>−0.7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2351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550">
            <text:p>55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2354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734">
            <text:p>573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50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rl-2515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s-246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309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1350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175">
            <text:p>517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1350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175">
            <text:p>5175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726</text:p>
          </table:table-cell>
          <table:table-cell table:style-name="ACE-0" office:value-type="float" office:value="54.060000000000002">
            <text:p>54.06</text:p>
          </table:table-cell>
          <table:table-cell table:style-name="ACE-0" office:value-type="float" office:value="13.869999999999999">
            <text:p>13.87</text:p>
          </table:table-cell>
          <table:table-cell table:style-name="ACE-0" office:value-type="float" office:value="5965">
            <text:p>59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intercalated organic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5">
            <text:p>−4.2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3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050000000000001">
            <text:p>14.0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intercalated organic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4500000000000002">
            <text:p>−5.4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2358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14.1">
            <text:p>14.1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layer. swash m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4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050000000000001">
            <text:p>14.05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75">
            <text:p>−7.7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2</text:p>
          </table:table-cell>
          <table:table-cell table:style-name="ACE-0" office:value-type="float" office:value="53.979999999999997">
            <text:p>53.98</text:p>
          </table:table-cell>
          <table:table-cell table:style-name="ACE-0" office:value-type="float" office:value="14.06">
            <text:p>14.06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organic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499999999999996">
            <text:p>−6.8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5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1">
            <text:p>14.1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500000000000004">
            <text:p>−6.6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6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06">
            <text:p>14.06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wood in 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4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13.859999999999999">
            <text:p>13.86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8499999999999996">
            <text:p>−4.8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1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050000000000001">
            <text:p>14.05</text:p>
          </table:table-cell>
          <table:table-cell table:style-name="ACE-0" office:value-type="float" office:value="975">
            <text:p>9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2" table:number-rows-repeated="1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2" table:number-rows-repeated="62">
          <table:table-cell table:number-columns-repeated="256" table:style-name="ACE-0"/>
        </table:table-row>
        <table:table-row table:style-name="AROW-0" table:number-rows-repeated="75">
          <table:table-cell table:number-columns-repeated="256" table:style-name="ACE-0"/>
        </table:table-row>
        <table:table-row table:style-name="AROW-0" table:number-rows-repeated="65355">
          <table:table-cell table:number-columns-repeated="256"/>
        </table:table-row>
        <table:table-row table:style-name="AROW-0" table:number-rows-repeated="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7" gnm:cursor-row="0">
          <gnm:selection gnm:start-col="17" gnm:start-row="0" gnm:end-col="25" gnm:end-row="2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3T07:14:4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